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152cm" draw:fill="none" draw:textarea-vertical-align="middle"/>
    </style:style>
    <style:style style:name="gr9" style:family="graphic" style:parent-style-name="objectwithoutfill">
      <style:graphic-properties svg:stroke-width="0.025cm" svg:stroke-color="#0000ff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292cm" svg:height="3.999cm" svg:x="3.802cm" svg:y="2.399cm" svg:viewBox="0 0 1293 4000" draw:points="0,4000 13,1157 1293,0 1293,3988">
          <text:p/>
        </draw:polygon>
        <draw:line draw:style-name="gr2" draw:text-style-name="P1" draw:layer="layout" svg:x1="0.396cm" svg:y1="6.401cm" svg:x2="6.993cm" svg:y2="6.401cm">
          <text:p/>
        </draw:line>
        <draw:line draw:style-name="gr2" draw:text-style-name="P1" draw:layer="layout" svg:x1="1.278cm" svg:y1="6.966cm" svg:x2="1.278cm" svg:y2="0.892cm">
          <text:p/>
        </draw:line>
        <draw:path draw:style-name="gr3" draw:text-style-name="P1" draw:layer="layout" svg:width="4.044cm" svg:height="2.261cm" draw:transform="rotate (0.18762289458939) translate (1.78261329408554cm 1.75556089260373cm)" svg:viewBox="0 0 4045 2262" svg:d="m0 2238c161 0 618 37 742 20l615-56c125-16 354-53 627-163s493-259 493-259l439-291c202-163 358-294 523-525s364-536 364-536l242-428">
          <text:p/>
        </draw:path>
        <draw:line draw:style-name="gr4" draw:text-style-name="P1" draw:layer="layout" svg:x1="3.805cm" svg:y1="3.548cm" svg:x2="3.805cm" svg:y2="6.421cm">
          <text:p/>
        </draw:line>
        <draw:line draw:style-name="gr4" draw:text-style-name="P1" draw:layer="layout" svg:x1="5.083cm" svg:y1="2.398cm" svg:x2="5.083cm" svg:y2="6.411cm">
          <text:p/>
        </draw:line>
        <draw:line draw:style-name="gr4" draw:text-style-name="P1" draw:layer="layout" svg:x1="3.775cm" svg:y1="3.567cm" svg:x2="1.278cm" svg:y2="3.567cm">
          <text:p/>
        </draw:line>
        <draw:line draw:style-name="gr4" draw:text-style-name="P1" draw:layer="layout" svg:x1="5.064cm" svg:y1="2.424cm" svg:x2="1.278cm" svg:y2="2.415cm">
          <text:p/>
        </draw:line>
        <draw:frame draw:style-name="gr5" draw:layer="layout" svg:width="0.423cm" svg:height="0.402cm" svg:x="3.601cm" svg:y="6.4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645cm" svg:height="0.402cm" svg:x="4.919cm" svg:y="6.4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86cm" svg:height="0.402cm" svg:x="0.587cm" svg:y="3.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708cm" svg:height="0.402cm" svg:x="0.587cm" svg:y="2.1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746cm" svg:height="0.378cm" svg:x="0.876cm" svg:y="0.4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315cm" svg:height="0.351cm" svg:x="7.084cm" svg:y="6.2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2" xml:id="id1" draw:id="id1" draw:layer="layout" svg:width="1.535cm" svg:height="0.955cm" svg:x="2.266cm" svg:y="0.463cm">
          <draw:text-box>
            <text:p><text:span text:style-name="T1">exact</text:span></text:p>
            <text:p><text:span text:style-name="T1">solution</text:span></text:p>
          </draw:text-box>
        </draw:frame>
        <draw:custom-shape draw:style-name="gr7" draw:text-style-name="P1" xml:id="id2" draw:id="id2" draw:layer="layout" svg:width="0.278cm" svg:height="0.259cm" svg:x="5.263cm" svg:y="1.8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3.801cm" svg:y1="0.94cm" svg:x2="5.402cm" svg:y2="1.88cm" draw:start-shape="id1" draw:start-glue-point="1" draw:end-shape="id2" draw:end-glue-point="0" svg:d="m3801 940c1068 0 1601 313 1601 940" svg:viewBox="0 0 1602 941">
          <text:p/>
        </draw:connector>
        <draw:custom-shape draw:style-name="gr7" draw:text-style-name="P1" draw:layer="layout" svg:width="0.278cm" svg:height="0.33cm" svg:x="4.596cm" svg:y="2.73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781cm" svg:y1="4.061cm" svg:x2="5.353cm" svg:y2="2.842cm">
          <text:p/>
        </draw:line>
        <draw:line draw:style-name="gr4" draw:text-style-name="P1" draw:layer="layout" svg:x1="4.437cm" svg:y1="6.386cm" svg:x2="4.437cm" svg:y2="3.163cm">
          <text:p/>
        </draw:line>
        <draw:frame draw:style-name="gr5" draw:layer="layout" svg:width="0.688cm" svg:height="0.641cm" svg:x="4.254cm" svg:y="6.4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0.751cm" svg:height="0.641cm" svg:x="0.587cm" svg:y="2.87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4.446cm" svg:y1="3.263cm" svg:x2="1.264cm" svg:y2="3.263cm">
          <text:p/>
        </draw:line>
        <draw:line draw:style-name="gr10" draw:text-style-name="P1" draw:layer="layout" svg:x1="3.778cm" svg:y1="3.556cm" svg:x2="5.07cm" svg:y2="2.424cm">
          <text:p/>
        </draw:line>
        <draw:frame draw:style-name="gr5" xml:id="id3" draw:id="id3" draw:layer="layout" svg:width="1.431cm" svg:height="0.402cm" svg:x="5.783cm" svg:y="2.86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8" draw:text-style-name="P1" draw:layer="layout" draw:type="curve" svg:x1="6.498cm" svg:y1="2.868cm" svg:x2="5.318cm" svg:y2="2.394cm" draw:start-shape="id3" draw:start-glue-point="0" draw:end-shape="id4" draw:end-glue-point="1" svg:d="m6498 2868c0-316-393-474-1180-474" svg:viewBox="0 0 1181 475">
          <text:p/>
        </draw:connector>
        <draw:custom-shape draw:style-name="gr7" draw:text-style-name="P1" xml:id="id4" draw:id="id4" draw:layer="layout" svg:width="0.278cm" svg:height="0.259cm" svg:x="5.04cm" svg:y="2.265cm">
          <text:p/>
          <draw:enhanced-geometry svg:viewBox="0 0 21600 21600" draw:type="rectangle" draw:enhanced-path="M 0 0 L 21600 0 21600 21600 0 21600 0 0 Z N"/>
        </draw:custom-shape>
        <draw:frame draw:style-name="gr5" xml:id="id5" draw:id="id5" draw:layer="layout" svg:width="1.424cm" svg:height="0.402cm" svg:x="1.438cm" svg:y="4.30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6" draw:id="id6" draw:layer="layout" svg:width="0.289cm" svg:height="0.32cm" svg:x="3.312cm" svg:y="3.443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.862cm" svg:y1="4.506cm" svg:x2="3.456cm" svg:y2="3.763cm" draw:start-shape="id5" draw:start-glue-point="1" draw:end-shape="id6" draw:end-glue-point="2" svg:d="m2862 4506c396 0 594-247 594-743" svg:viewBox="0 0 595 744">
          <text:p/>
        </draw:connector>
        <draw:line draw:style-name="gr9" draw:text-style-name="P1" draw:layer="layout" svg:x1="3.63cm" svg:y1="3.876cm" svg:x2="5.701cm" svg:y2="2.08cm">
          <text:p/>
        </draw:line>
        <draw:frame draw:style-name="gr5" xml:id="id7" draw:id="id7" draw:layer="layout" svg:width="1.431cm" svg:height="0.402cm" svg:x="1.833cm" svg:y="2.68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8" draw:text-style-name="P1" draw:layer="layout" draw:type="curve" svg:x1="3.264cm" svg:y1="2.885cm" svg:x2="4.491cm" svg:y2="2.874cm" draw:start-shape="id7" draw:start-glue-point="1" draw:end-shape="id8" draw:end-glue-point="3" svg:d="m3264 2885c919 0 306-11 1227-11" svg:viewBox="0 0 1228 12">
          <text:p/>
        </draw:connector>
        <draw:custom-shape draw:style-name="gr7" draw:text-style-name="P1" xml:id="id8" draw:id="id8" draw:layer="layout" svg:width="0.261cm" svg:height="0.259cm" svg:x="4.491cm" svg:y="2.7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20:58:56</meta:creation-date>
    <dc:date>2014-01-15T20:33:27</dc:date>
    <meta:editing-duration>PT32M2S</meta:editing-duration>
    <meta:editing-cycles>5</meta:editing-cycles>
    <meta:generator>LibreOffice/3.6$Linux_X86_64 LibreOffice_project/360m1$Build-304</meta:generator>
    <meta:document-statistic meta:object-count="34"/>
  </office:meta>
</office:document-meta>
</file>

<file path=Object 1/content.xml><?xml version="1.0" encoding="utf-8"?>
<math xmlns="http://www.w3.org/1998/Math/MathML">
  <semantics>
    <mrow>
      <mstyle mathsize="9pt">
        <mrow>
          <mrow>
            <msub>
              <mi>t</mi>
              <mi>n</mi>
            </msub>
          </mrow>
        </mrow>
      </mstyle>
    </mrow>
    <annotation encoding="StarMath 5.0">size 9 {t_n}
</annotation>
  </semantics>
</math>
</file>

<file path=Object 10/content.xml><?xml version="1.0" encoding="utf-8"?>
<math xmlns="http://www.w3.org/1998/Math/MathML">
  <semantics>
    <mrow>
      <mstyle mathsize="9pt">
        <mrow>
          <mrow>
            <mrow>
              <mtext>slope</mtext>
              <mo stretchy="false">=</mo>
              <msub>
                <mi>k</mi>
                <mn>1</mn>
              </msub>
            </mrow>
          </mrow>
        </mrow>
      </mstyle>
    </mrow>
    <annotation encoding="StarMath 5.0">size 9 {"slope" = k_1}</annotation>
  </semantics>
</math>
</file>

<file path=Object 11/content.xml><?xml version="1.0" encoding="utf-8"?>
<math xmlns="http://www.w3.org/1998/Math/MathML">
  <semantics>
    <mrow>
      <mstyle mathsize="9pt">
        <mrow>
          <mrow>
            <mrow>
              <mtext>slope</mtext>
              <mo stretchy="false">=</mo>
              <msub>
                <mi>k</mi>
                <mn>2</mn>
              </msub>
            </mrow>
          </mrow>
        </mrow>
      </mstyle>
    </mrow>
    <annotation encoding="StarMath 5.0">size 9 {"slope" = k_2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t_{n+1}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x</mi>
              <mi>n</mi>
            </msub>
          </mrow>
        </mrow>
      </mstyle>
    </mrow>
    <annotation encoding="StarMath 5.0">size 9 {x_n}</annotation>
  </semantics>
</math>
</file>

<file path=Object 4/content.xml><?xml version="1.0" encoding="utf-8"?>
<math xmlns="http://www.w3.org/1998/Math/MathML">
  <semantics>
    <mrow>
      <mstyle mathsize="9pt">
        <mrow>
          <mrow>
            <msub>
              <mi>x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x_{n+1}}</annotation>
  </semantics>
</math>
</file>

<file path=Object 5/content.xml><?xml version="1.0" encoding="utf-8"?>
<math xmlns="http://www.w3.org/1998/Math/MathML">
  <semantics>
    <mrow>
      <mstyle mathsize="9pt">
        <mrow>
          <mrow>
            <mi>x</mi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9 {x(t)}</annotation>
  </semantics>
</math>
</file>

<file path=Object 6/content.xml><?xml version="1.0" encoding="utf-8"?>
<math xmlns="http://www.w3.org/1998/Math/MathML">
  <semantics>
    <mrow>
      <mstyle mathsize="9pt">
        <mrow>
          <mrow>
            <mi>t</mi>
          </mrow>
        </mrow>
      </mstyle>
    </mrow>
    <annotation encoding="StarMath 5.0">size 9 {t}
</annotation>
  </semantics>
</math>
</file>

<file path=Object 7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frac>
                    <mn>1</mn>
                    <mn>2</mn>
                  </mfrac>
                </mrow>
              </mrow>
            </msub>
          </mrow>
        </mrow>
      </mstyle>
    </mrow>
    <annotation encoding="StarMath 5.0">size 9 {t_{n + 1 over 2}}</annotation>
  </semantics>
</math>
</file>

<file path=Object 8/content.xml><?xml version="1.0" encoding="utf-8"?>
<math xmlns="http://www.w3.org/1998/Math/MathML">
  <semantics>
    <mrow>
      <mstyle mathsize="9pt">
        <mrow>
          <mrow>
            <msub>
              <mi>x</mi>
              <mrow>
                <mrow>
                  <mi>n</mi>
                  <mo stretchy="false">+</mo>
                  <mfrac>
                    <mn>1</mn>
                    <mn>2</mn>
                  </mfrac>
                </mrow>
              </mrow>
            </msub>
          </mrow>
        </mrow>
      </mstyle>
    </mrow>
    <annotation encoding="StarMath 5.0">size 9 {x_{n + 1 over 2}}</annotation>
  </semantics>
</math>
</file>

<file path=Object 9/content.xml><?xml version="1.0" encoding="utf-8"?>
<math xmlns="http://www.w3.org/1998/Math/MathML">
  <semantics>
    <mrow>
      <mstyle mathsize="9pt">
        <mrow>
          <mrow>
            <mrow>
              <mtext>slope</mtext>
              <mo stretchy="false">=</mo>
              <msub>
                <mi>k</mi>
                <mn>2</mn>
              </msub>
            </mrow>
          </mrow>
        </mrow>
      </mstyle>
    </mrow>
    <annotation encoding="StarMath 5.0">size 9 {"slope" = k_2}</annotation>
  </semantics>
</math>
</file>